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61in" fo:margin-left="0in" table:align="left" style:writing-mode="lr-tb"/>
    </style:style>
    <style:style style:name="Table3.A" style:family="table-column">
      <style:table-column-properties style:column-width="6.7861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7861in" fo:margin-left="0in" table:align="left" style:writing-mode="lr-tb"/>
    </style:style>
    <style:style style:name="Table5.A" style:family="table-column">
      <style:table-column-properties style:column-width="6.7861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6.7861in" fo:margin-left="0in" table:align="left" style:writing-mode="lr-tb"/>
    </style:style>
    <style:style style:name="Table7.A" style:family="table-column">
      <style:table-column-properties style:column-width="6.7861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61in" fo:margin-left="0in" table:align="left" style:writing-mode="lr-tb"/>
    </style:style>
    <style:style style:name="Table9.A" style:family="table-column">
      <style:table-column-properties style:column-width="6.7861in"/>
    </style:style>
    <style:style style:name="Table9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4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P1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7fa2" officeooo:paragraph-rsid="00137fa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37fa2" officeooo:paragraph-rsid="00137fa2" style:font-name-asian="Verdana" style:font-style-asian="normal" style:font-weight-asian="normal" style:font-name-complex="Verdana" style:font-style-complex="normal" style:font-weight-complex="normal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fo:background-color="#ffffff" loext:char-shading-value="0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INKER ACADEMY</text:p>
      <text:p text:style-name="P3"/>
      <text:p text:style-name="P15">Programming Using Java</text:p>
      <text:p text:style-name="P5"/>
      <text:p text:style-name="P2"><text:span text:style-name="T2">Quiz 3: </text:span><text:span text:style-name="T3">Data Types Operators and Control Statements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Welcome to the Class!</text:p>
            <text:p text:style-name="P11"/>
            <text:p text:style-name="P10"><text:span text:style-name="T4">This quiz will cover the </text:span><text:span text:style-name="T5">third</text:span><text:span text:style-name="T4"> Programming Using Java class.</text:span></text:p>
            <text:p text:style-name="P11"/>
            <text:p text:style-name="P11">This quiz is graded!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Question 1</text:p>
          </table:table-cell>
        </table:table-row>
        <table:table-row>
          <table:table-cell table:style-name="Table2.A2" office:value-type="string">
            <text:p text:style-name="P11">A student added the highlighted code in the main method</text:p>
            <text:p text:style-name="P11"/>
            <text:p text:style-name="P11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public static void main(String[] args) {</text:p>
                  <text:p text:style-name="P19">int result = 1;</text:p>
                  <text:p text:style-name="P19">result = result * (result + 1);</text:p>
                  <text:p text:style-name="P19">System.out.println(result)</text:p>
                  <text:p text:style-name="P11">}</text:p>
                </table:table-cell>
              </table:table-row>
            </table:table>
            <text:p text:style-name="P12"/>
            <text:p text:style-name="P11"/>
            <text:p text:style-name="P11">What will be printed to the console?</text:p>
            <text:p text:style-name="P11">Type in the answer below.</text:p>
            <text:p text:style-name="P11"/>
            <text:p text:style-name="P11">Indicate your answer in the Answer Box below.</text:p>
          </table:table-cell>
        </table:table-row>
        <table:table-row>
          <table:table-cell table:style-name="Table2.A1" office:value-type="string">
            <text:p text:style-name="P12"/>
            <text:p text:style-name="P11">Answer</text:p>
          </table:table-cell>
        </table:table-row>
        <table:table-row>
          <table:table-cell table:style-name="Table2.A4" office:value-type="string">
            <text:p text:style-name="P18">2</text:p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9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Question 2</text:p>
          </table:table-cell>
        </table:table-row>
        <table:table-row>
          <table:table-cell table:style-name="Table4.A2" office:value-type="string">
            <text:p text:style-name="P11">A student added the following code at the end of the main method of StarterPack3 </text:p>
            <text:p text:style-name="P11"/>
            <text:p text:style-name="P11"><text:soft-page-break/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int[] numbers = {0,1,2,3,4,5,6};</text:p>
                  <text:p text:style-name="P11">System.out.println(numbers[0]);</text:p>
                </table:table-cell>
              </table:table-row>
            </table:table>
            <text:p text:style-name="P12"/>
            <text:p text:style-name="P11">What will be printed to the console?</text:p>
            <text:p text:style-name="P11">Type in the answer below.</text:p>
            <text:p text:style-name="P11"/>
            <text:p text:style-name="P11"/>
            <text:p text:style-name="P11">Indicate your answer in the Answer Box below.</text:p>
          </table:table-cell>
        </table:table-row>
        <table:table-row>
          <table:table-cell table:style-name="Table4.A1" office:value-type="string">
            <text:p text:style-name="P11">Answer</text:p>
          </table:table-cell>
        </table:table-row>
        <table:table-row>
          <table:table-cell table:style-name="Table4.A4" office:value-type="string">
            <text:p text:style-name="P12"/>
            <text:p text:style-name="P17">0</text:p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1"/>
      <text:p text:style-name="P9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Question 3</text:p>
          </table:table-cell>
        </table:table-row>
        <table:table-row>
          <table:table-cell table:style-name="Table6.A2" office:value-type="string">
            <text:p text:style-name="P11">A student added the following code at the end of the main method of StarterPack3 </text:p>
            <text:p text:style-name="P11"/>
            <text:p text:style-name="P11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int[] numbers = {0,1,2,3,4,5,6};</text:p>
                  <text:p text:style-name="P11">if (numbers[2] % 2 == 0) {</text:p>
                  <text:p text:style-name="P11"><text:tab/>System.out.println("even");</text:p>
                  <text:p text:style-name="P11">} else {</text:p>
                  <text:p text:style-name="P11"><text:tab/>System.out.println("odd");</text:p>
                  <text:p text:style-name="P11">}</text:p>
                </table:table-cell>
              </table:table-row>
            </table:table>
            <text:p text:style-name="P12"/>
            <text:p text:style-name="P11">What will be printed to the console?</text:p>
            <text:p text:style-name="P11">Type in the answer below.</text:p>
            <text:p text:style-name="P11"/>
            <text:p text:style-name="P11">Indicate your answer in the Answer Box below.</text:p>
          </table:table-cell>
        </table:table-row>
        <table:table-row>
          <table:table-cell table:style-name="Table6.A1" office:value-type="string">
            <text:p text:style-name="P11">Answer</text:p>
          </table:table-cell>
        </table:table-row>
        <table:table-row>
          <table:table-cell table:style-name="Table6.A4" office:value-type="string">
            <text:p text:style-name="P18">even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4"/>
      <text:p text:style-name="P8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11">Question 4</text:p>
          </table:table-cell>
        </table:table-row>
        <table:table-row>
          <table:table-cell table:style-name="Table8.A2" office:value-type="string">
            <text:p text:style-name="P11">A student added the following code at the end of the main method of StarterPack3 </text:p>
            <text:p text:style-name="P11"/>
            <text:p text:style-name="P11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">int[] numbers = {0,1,2,3,4,5,6};</text:p>
                  <text:p text:style-name="P11">int result = 0;</text:p>
                  <text:p text:style-name="P11">int i = 0;</text:p>
                  <text:p text:style-name="P11">for (i = 0; i &lt; 7; ++i) {</text:p>
                  <text:p text:style-name="P20">result = result + numbers[i];</text:p>
                  <text:p text:style-name="P11">}</text:p>
                  <text:p text:style-name="P11">System.out.println(result);</text:p>
                </table:table-cell>
              </table:table-row>
            </table:table>
            <text:p text:style-name="P12"/>
            <text:p text:style-name="P11">What will be printed to the console?</text:p>
            <text:p text:style-name="P11">Type in the answer below.</text:p>
            <text:p text:style-name="P11"/>
            <text:p text:style-name="P11">Indicate your answer in the Answer Box below.</text:p>
          </table:table-cell>
        </table:table-row>
        <table:table-row>
          <table:table-cell table:style-name="Table8.A1" office:value-type="string">
            <text:p text:style-name="P11">Answer</text:p>
          </table:table-cell>
        </table:table-row>
        <table:table-row>
          <table:table-cell table:style-name="Table8.A4" office:value-type="string">
            <text:p text:style-name="P18">21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3</meta:editing-cycles>
    <dc:date>2014-10-17T12:43:07.373037000</dc:date>
    <meta:editing-duration>PT2M43S</meta:editing-duration>
    <meta:document-statistic meta:table-count="9" meta:image-count="0" meta:object-count="0" meta:page-count="3" meta:paragraph-count="55" meta:word-count="255" meta:character-count="1449" meta:non-whitespace-character-count="1235"/>
  </office:meta>
</office:document-meta>
</file>